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tarSymbol1" svg:font-family="StarSymbol" style:font-family-generic="system" style:font-charset="x-symbol"/>
    <style:font-face style:name="StarSymbol" svg:font-family="StarSymbol, 'Arial Unicode MS'" style:font-family-generic="system" style:font-pitch="variable" style:font-charset="x-symbol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Standard">
      <style:paragraph-properties fo:margin-top="0.152cm" fo:margin-bottom="0cm" style:contextual-spacing="false" fo:break-before="page" fo:padding="0cm" fo:border="0.26pt solid #000000" style:shadow="none"/>
    </style:style>
    <style:style style:name="P2" style:family="paragraph" style:parent-style-name="Intestazione">
      <style:paragraph-properties fo:padding="0.035cm" fo:border="0.26pt solid #000000" style:shadow="none">
        <style:tab-stops>
          <style:tab-stop style:position="4.5cm"/>
          <style:tab-stop style:position="7.62cm"/>
          <style:tab-stop style:position="8.5cm" style:type="center"/>
          <style:tab-stop style:position="8.8cm" style:type="center"/>
          <style:tab-stop style:position="12.7cm"/>
          <style:tab-stop style:position="17cm" style:type="right"/>
          <style:tab-stop style:position="17.6cm" style:type="right"/>
          <style:tab-stop style:position="19.05cm" style:type="right"/>
        </style:tab-stops>
      </style:paragraph-properties>
    </style:style>
    <style:style style:name="P3" style:family="paragraph" style:parent-style-name="Intestazione">
      <style:paragraph-properties>
        <style:tab-stops>
          <style:tab-stop style:position="8.5cm" style:type="center"/>
          <style:tab-stop style:position="8.8cm" style:type="center"/>
          <style:tab-stop style:position="17cm" style:type="right"/>
          <style:tab-stop style:position="17.6cm" style:type="right"/>
          <style:tab-stop style:position="18.99cm" style:type="right"/>
        </style:tab-stops>
      </style:paragraph-properties>
      <style:text-properties style:font-name="Arial" fo:font-weight="bold" style:font-weight-asian="bold" style:font-weight-complex="bold"/>
    </style:style>
    <style:style style:name="P4" style:family="paragraph" style:parent-style-name="Text_20_body">
      <style:text-properties fo:color="#000000" loext:opacity="100%"/>
    </style:style>
    <style:style style:name="P5" style:family="paragraph" style:parent-style-name="Text_20_body">
      <style:text-properties fo:font-weight="bold" style:font-weight-asian="bold" style:font-weight-complex="bold"/>
    </style:style>
    <style:style style:name="P6" style:family="paragraph" style:parent-style-name="Titolo_20_1">
      <style:paragraph-properties fo:break-before="page" fo:padding="0.035cm" fo:border="0.26pt solid #000000" style:shadow="none"/>
    </style:style>
    <style:style style:name="P7" style:family="paragraph" style:parent-style-name="Titolo_20_1" style:master-page-name="MP0">
      <style:paragraph-properties style:page-number="auto" fo:break-before="page" fo:padding="0.035cm" fo:border="0.26pt solid #000000" style:shadow="none"/>
    </style:style>
    <style:style style:name="P8" style:family="paragraph" style:parent-style-name="Titolo_20_1">
      <style:paragraph-properties fo:padding="0.035cm" fo:border="0.26pt solid #000000" style:shadow="none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size="10.5pt" fo:font-weight="bold" style:font-size-asian="10.5pt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color="#82210d" loext:opacity="100%"/>
    </style:style>
    <style:style style:name="T6" style:family="text">
      <style:text-properties fo:color="#82210d" loext:opacity="100%" fo:font-weight="bold" style:font-weight-asian="bold" style:font-weight-complex="bold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tyle="italic" style:font-style-asian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fo:font-size="11pt" officeooo:rsid="000b2bba" style:font-size-asian="11pt" style:font-size-complex="11pt"/>
    </style:style>
    <style:style style:name="T13" style:family="text">
      <style:text-properties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14" style:family="text">
      <style:text-properties fo:font-size="11pt" fo:font-style="italic" style:font-size-asian="11pt" style:font-style-asian="italic" style:font-size-complex="11pt" style:font-style-complex="italic"/>
    </style:style>
    <style:style style:name="T15" style:family="text">
      <style:text-properties officeooo:rsid="000b2bba"/>
    </style:style>
    <style:style style:name="T16" style:family="text">
      <style:text-properties fo:font-size="12pt" fo:language="it" fo:country="IT" officeooo:rsid="000b2bba" style:font-size-asian="12pt" style:font-size-complex="12pt"/>
    </style:style>
    <style:style style:name="T17" style:family="text">
      <style:text-properties fo:font-size="12pt" fo:language="it" fo:country="IT" fo:font-style="italic" officeooo:rsid="000b2bba" style:font-size-asian="12pt" style:font-style-asian="italic" style:font-size-complex="12pt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Domanda 1/3 (punti <text:span text:style-name="Car._20_predefinito_20_paragrafo"><text:span text:style-name="T7">5</text:span></text:span>/30)</text:h>
      <text:p text:style-name="Text_20_body"><text:span text:style-name="T15">Da tempo, ormai, </text:span><text:span text:style-name="T16">m</text:span>olti alberghi utilizzano <text:span text:style-name="T15">le </text:span>chiavi elettroniche per aprire le porte delle proprie <text:span text:style-name="T16">stanze</text:span>. <text:span text:style-name="T16">Il nuovo sistema </text:span>utilizza un <text:span text:style-name="Car._20_predefinito_20_paragrafo"><text:span text:style-name="T9">token</text:span></text:span> <text:span text:style-name="T15">univoco </text:span>che funziona da chiave. <text:span text:style-name="T15">Posta nelle vicinanze </text:span><text:span text:style-name="T16">del </text:span>lettore posizionato vicino alla porta da aprire, <text:span text:style-name="T15">la chiave </text:span>trasmette <text:span text:style-name="T15">al lettore il proprio </text:span><text:span text:style-name="T17">token</text:span>. Il lettore, che resta in ascolto su <text:span text:style-name="T15">un dato</text:span> canale <text:span text:style-name="Car._20_predefinito_20_paragrafo"><text:span text:style-name="T17">B</text:span></text:span><text:span text:style-name="Car._20_predefinito_20_paragrafo"><text:span text:style-name="T9">luetooth</text:span></text:span>, riceve l’identificativo e lo invia al sistema centrale. Quest’<text:span text:style-name="T15">ultimo</text:span>, che <text:span text:style-name="T15">il lettore vede come </text:span>locale <text:span text:style-name="T16">a sé</text:span>, verifica se il codice identificativo fornito dal <text:span text:style-name="Car._20_predefinito_20_paragrafo"><text:span text:style-name="T9">token</text:span></text:span> <text:span text:style-name="T16">sia</text:span> abilitato ad aprire la porta associata. Se abilitato, <text:span text:style-name="T15">comanda l’apertura del</text:span>la porta, <text:span text:style-name="T15">e colora di verde </text:span>un LED post<text:span text:style-name="T15">o</text:span> sul fronte del lettore. Se non abilitato, <text:span text:style-name="T15">invece, tiene la porta chiusa e colora </text:span><text:span text:style-name="T16">il</text:span> LED di rosso. Il <text:span text:style-name="T15">modulo di </text:span>cambio di colore del LED è un sistema reattivo, ossia è <text:span text:style-name="T15">sempre </text:span>in ascolto del cambio di stato del lettore.</text:p>
      <text:p text:style-name="Text_20_body">Si modelli tale sistema mediante un <text:span text:style-name="Car._20_predefinito_20_paragrafo"><text:span text:style-name="T10">diagramma delle classi</text:span></text:span>, comprensivo dei <text:span text:style-name="Car._20_predefinito_20_paragrafo"><text:span text:style-name="T8">design pattern</text:span></text:span> a esso pertinenti.</text:p>
      <text:h text:style-name="P8" text:outline-level="1">Risposta</text:h>
      <text:p text:style-name="P4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5"/>
      <text:h text:style-name="P6" text:outline-level="1">Domanda <text:span text:style-name="Car._20_predefinito_20_paragrafo"><text:span text:style-name="T7">2/3</text:span></text:span> (punti <text:span text:style-name="Car._20_predefinito_20_paragrafo"><text:span text:style-name="T7">3</text:span></text:span>/30)</text:h>
      <text:p text:style-name="Text_20_body"><text:span text:style-name="Car._20_predefinito_20_paragrafo"><text:span text:style-name="T11">Dato il sistema precedentemente descritto, si usi un </text:span></text:span><text:span text:style-name="Car._20_predefinito_20_paragrafo"><text:span text:style-name="T13">diagramma di sequenza</text:span></text:span><text:span text:style-name="Car._20_predefinito_20_paragrafo"><text:span text:style-name="T11"> per modellare la collaborazione delle componenti coinvolte durante l’apertura di una porta </text:span></text:span><text:span text:style-name="Car._20_predefinito_20_paragrafo"><text:span text:style-name="T12">tramite </text:span></text:span><text:span text:style-name="Car._20_predefinito_20_paragrafo"><text:span text:style-name="T11">un opportuno </text:span></text:span><text:span text:style-name="Car._20_predefinito_20_paragrafo"><text:span text:style-name="T14">token</text:span></text:span><text:span text:style-name="Car._20_predefinito_20_paragrafo"><text:span text:style-name="T11">.</text:span></text:span></text:p>
      <text:h text:style-name="P8" text:outline-level="1">Risposta</text:h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6" text:outline-level="1">Domanda <text:span text:style-name="Car._20_predefinito_20_paragrafo"><text:span text:style-name="T7">3/3</text:span></text:span> (punti <text:span text:style-name="Car._20_predefinito_20_paragrafo"><text:span text:style-name="T7">2</text:span></text:span>/30)</text:h>
      <text:p text:style-name="Text_20_body">Il sistema centrale che gestisce l’apertura delle porte <text:span text:style-name="T16">possiede </text:span>anche un’interfaccia <text:span text:style-name="T9">web</text:span> associata. <text:span text:style-name="T16">Essa </text:span>permette di visualizzare le stanze di ogni piano dell’albergo <text:span text:style-name="T16">rappresentandole in </text:span><text:span text:style-name="T15">una pianta bidimensionale</text:span>. <text:span text:style-name="T16">In corrispondenza di </text:span>ogni stanza nella pianta del piano, viene visualizzato il numero di stanza, e un colore, verde o giallo, <text:span text:style-name="T15">a segnalare se </text:span>la stanza <text:span text:style-name="T16">sia</text:span> <text:span text:style-name="T15">rispettivamente </text:span>libera o occupata. Selezionando <text:span text:style-name="T15">il dettaglio di </text:span><text:span text:style-name="T16">ogni singola </text:span>stanza, viene poi visualizzato il numero di metri quadri della stanza e<text:span text:style-name="T15">d opzionalmente</text:span> il nome <text:span text:style-name="T15">dell’attuale occupante </text:span><text:span text:style-name="T16">del</text:span>la stanza.</text:p>
      <text:p text:style-name="Text_20_body">Utilizzando un <text:span text:style-name="Car._20_predefinito_20_paragrafo"><text:span text:style-name="T10">diagramma dei casi d’uso</text:span></text:span>, si modellino le esigenze sopra delineate. Non è richiesta alcuna descrizione testuale del diagramma.</text:p>
      <text:h text:style-name="P8" text:outline-level="1">Risposta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tarSymbol1" svg:font-family="StarSymbol" style:font-family-generic="system" style:font-charset="x-symbol"/>
    <style:font-face style:name="StarSymbol" svg:font-family="StarSymbol, 'Arial Unicode MS'" style:font-family-generic="system" style:font-pitch="variable" style:font-charset="x-symbol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Times New Roman" style:font-size-asian="12pt" style:language-asian="en" style:country-asian="US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Times New Roman" style:font-size-asian="12pt" style:language-asian="en" style:country-asian="US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font-size="10pt" fo:language="it" fo:country="IT" style:font-size-asian="10pt" style:font-size-complex="10pt" fo:hyphenate="false" loext:hyphenation-no-caps="false"/>
    </style:style>
    <style:style style:name="Titolo_20_1" style:display-name="Titolo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Titolo_20_2" style:display-name="Titolo 2" style:family="paragraph" style:parent-style-name="Heading" style:next-style-name="Text_20_body" style:default-outline-level="2">
      <style:paragraph-properties fo:hyphenation-ladder-count="no-limit"/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wiss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8pt" style:font-weight-complex="bold" fo:hyphenate="false" loext:hyphenation-no-caps="false"/>
    </style:style>
    <style:style style:name="Titolo_20_3" style:display-name="Titolo 3" style:family="paragraph" style:parent-style-name="Heading" style:next-style-name="Text_20_body" style:default-outline-level="3">
      <style:paragraph-properties fo:hyphenation-ladder-count="no-limit" fo:padding="0cm" fo:border="0.51pt solid #000000" style:shadow="none"/>
      <style:text-properties fo:font-weight="bold" style:font-weight-asian="bold" style:font-weight-complex="bold" fo:hyphenate="false" loext:hyphenation-no-caps="false"/>
    </style:style>
    <style:style style:name="Normale" style:family="paragraph">
      <style:paragraph-properties fo:margin-top="0.31cm" fo:margin-bottom="0.31cm" style:contextual-spacing="false" fo:hyphenation-ladder-count="no-limit"/>
      <style:text-properties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 fo:hyphenation-ladder-count="no-limit"/>
      <style:text-properties fo:font-size="12pt" style:font-size-asian="12pt" style:font-size-complex="12pt" fo:hyphenate="false" loext:hyphenation-no-caps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false" loext:hyphenation-no-caps="false"/>
    </style:style>
    <style:style style:name="Elenco" style:family="paragraph" style:parent-style-name="Text_20_body">
      <style:paragraph-properties fo:hyphenation-ladder-count="no-limit"/>
      <style:text-properties style:font-name-complex="Tahoma" style:font-family-complex="Tahoma" style:font-family-generic-complex="swiss" style:font-pitch-complex="variable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Intestazione" style:family="paragraph" style:parent-style-name="Header_20_and_20_Footer">
      <style:paragraph-properties fo:hyphenation-ladder-count="no-limit"/>
      <style:text-properties fo:hyphenate="false" loext:hyphenation-no-caps="false"/>
    </style:style>
    <style:style style:name="Table_20_Contents" style:display-name="Table Contents" style:family="paragraph" style:parent-style-name="Text_20_body" style:class="extra">
      <style:paragraph-properties fo:hyphenation-ladder-count="no-limit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Didascalia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llustration" style:family="paragraph" style:parent-style-name="Didascalia" style:class="extra">
      <style:paragraph-properties fo:hyphenation-ladder-count="no-limit"/>
      <style:text-properties fo:hyphenate="false" loext:hyphenation-no-caps="false"/>
    </style:style>
    <style:style style:name="Text" style:family="paragraph" style:parent-style-name="Didascalia" style:class="extra">
      <style:paragraph-properties fo:hyphenation-ladder-count="no-limit"/>
      <style:text-properties fo:hyphenate="false" loext:hyphenation-no-caps="false"/>
    </style:style>
    <style:style style:name="Frame_20_contents" style:display-name="Frame contents" style:family="paragraph" style:class="extra">
      <style:paragraph-properties fo:margin-top="0cm" fo:margin-bottom="0.374cm" style:contextual-spacing="false" fo:hyphenation-ladder-count="no-limit"/>
      <style:text-properties fo:font-size="11pt" style:font-size-asian="11pt" style:font-size-complex="11pt" fo:hyphenate="false" loext:hyphenation-no-caps="false"/>
    </style:style>
    <style:style style:name="Drawing" style:family="paragraph" style:parent-style-name="Didascalia" style:class="extra">
      <style:paragraph-properties fo:hyphenation-ladder-count="no-limit"/>
      <style:text-properties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style:font-family-complex="Tahoma" style:font-family-generic-complex="swiss" style:font-pitch-complex="variable" fo:hyphenate="false" loext:hyphenation-no-caps="false"/>
    </style:style>
    <style:style style:name="Titolo" style:family="paragraph" style:parent-style-name="Heading" style:next-style-name="Sottotitolo">
      <style:paragraph-properties fo:text-align="center" style:justify-single-word="false" fo:hyphenation-ladder-count="no-limit"/>
      <style:text-properties fo:font-size="18pt" fo:font-weight="bold" style:font-size-asian="18pt" style:font-weight-asian="bold" style:font-size-complex="18pt" style:font-weight-complex="bold" fo:hyphenate="false" loext:hyphenation-no-caps="false"/>
    </style:style>
    <style:style style:name="Sottotitolo" style:family="paragraph" style:parent-style-name="Heading" style:next-style-name="Text_20_body">
      <style:paragraph-properties fo:text-align="center" style:justify-single-word="false" fo:hyphenation-ladder-count="no-limit"/>
      <style:text-properties fo:font-style="italic" style:font-style-asian="italic" style:font-style-complex="italic" fo:hyphenate="false" loext:hyphenation-no-caps="false"/>
    </style:style>
    <style:style style:name="List_20_Contents" style:display-name="List Contents" style:family="paragraph" style:parent-style-name="Standard" style:class="html">
      <style:paragraph-properties fo:margin-left="1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Piè_20_di_20_pagina" style:display-name="Piè di pagina" style:family="paragraph" style:parent-style-name="Standard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Oggetto_20_con_20_punta_20_di_20_freccia" style:display-name="Oggetto con punta di freccia" style:family="paragraph" style:parent-style-name="Standard">
      <style:paragraph-properties fo:hyphenation-ladder-count="no-limit"/>
      <style:text-properties fo:hyphenate="false" loext:hyphenation-no-caps="false"/>
    </style:style>
    <style:style style:name="Oggetto_20_con_20_ombra" style:display-name="Oggetto con ombra" style:family="paragraph" style:parent-style-name="Standard">
      <style:paragraph-properties fo:hyphenation-ladder-count="no-limit"/>
      <style:text-properties fo:hyphenate="false" loext:hyphenation-no-caps="false"/>
    </style:style>
    <style:style style:name="Oggetto_20_senza_20_riempimento" style:display-name="Oggetto senza riempimento" style:family="paragraph" style:parent-style-name="Standard">
      <style:paragraph-properties fo:hyphenation-ladder-count="no-limit"/>
      <style:text-properties fo:hyphenate="false" loext:hyphenation-no-caps="false"/>
    </style:style>
    <style:style style:name="Corpo_20_testo_20_giustificato" style:display-name="Corpo testo giustificato" style:family="paragraph" style:parent-style-name="Standard">
      <style:paragraph-properties fo:hyphenation-ladder-count="no-limit"/>
      <style:text-properties fo:hyphenate="false" loext:hyphenation-no-caps="false"/>
    </style:style>
    <style:style style:name="Titolo3" style:family="paragraph" style:parent-style-name="Standard">
      <style:paragraph-properties fo:hyphenation-ladder-count="no-limit"/>
      <style:text-properties fo:hyphenate="false" loext:hyphenation-no-caps="false"/>
    </style:style>
    <style:style style:name="Titolo4" style:family="paragraph" style:parent-style-name="Standard">
      <style:paragraph-properties fo:text-align="center" style:justify-single-word="false" fo:hyphenation-ladder-count="no-limit"/>
      <style:text-properties fo:hyphenate="false" loext:hyphenation-no-caps="false"/>
    </style:style>
    <style:style style:name="Titolo5" style:family="paragraph" style:parent-style-name="Standard">
      <style:paragraph-properties fo:margin-left="0cm" fo:margin-right="0.199cm" fo:margin-top="0.101cm" fo:margin-bottom="0.101cm" style:contextual-spacing="false" fo:text-align="center" style:justify-single-word="false" fo:hyphenation-ladder-count="no-limit" fo:text-indent="0cm" style:auto-text-indent="false"/>
      <style:text-properties fo:hyphenate="false" loext:hyphenation-no-caps="false"/>
    </style:style>
    <style:style style:name="Intestazione1" style:family="paragraph" style:parent-style-name="Standard">
      <style:paragraph-properties fo:margin-top="0.42cm" fo:margin-bottom="0.21cm" style:contextual-spacing="false" fo:hyphenation-ladder-count="no-limit"/>
      <style:text-properties fo:hyphenate="false" loext:hyphenation-no-caps="false"/>
    </style:style>
    <style:style style:name="Intestazione2" style:family="paragraph" style:parent-style-name="Standard">
      <style:paragraph-properties fo:margin-top="0.42cm" fo:margin-bottom="0.21cm" style:contextual-spacing="false" fo:hyphenation-ladder-count="no-limit"/>
      <style:text-properties fo:hyphenate="false" loext:hyphenation-no-caps="false"/>
    </style:style>
    <style:style style:name="Linea_20_di_20_quotatura" style:display-name="Linea di quotatura" style:family="paragraph" style:parent-style-name="Standard">
      <style:paragraph-properties fo:hyphenation-ladder-count="no-limit"/>
      <style:text-properties fo:hyphenate="false" loext:hyphenation-no-caps="false"/>
    </style:style>
    <style:style style:name="Default_7e_LT_7e_Gliederung_20_1" style:display-name="Default~LT~Gliederung 1" style:family="paragraph">
      <style:paragraph-properties fo:margin-top="0cm" fo:margin-bottom="0.499cm" style:contextual-spacing="false" fo:hyphenation-ladder-count="no-limit"/>
      <style:text-properties style:font-name="Tahoma" fo:font-family="Tahoma" style:font-family-generic="swiss" style:font-pitch="variable" fo:font-size="32pt" style:font-name-asian="Tahoma" style:font-family-asian="Tahoma" style:font-family-generic-asian="swiss" style:font-pitch-asian="variable" style:font-size-asian="32pt" style:font-name-complex="Tahoma" style:font-family-complex="Tahoma" style:font-family-generic-complex="swiss" style:font-pitch-complex="variable" style:font-size-complex="32pt" fo:hyphenate="false" loext:hyphenation-no-caps="false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 style:contextual-spacing="false" fo:hyphenation-ladder-count="no-limit"/>
      <style:text-properties fo:font-size="28pt" style:font-size-asian="28pt" style:font-size-complex="28pt" fo:hyphenate="false" loext:hyphenation-no-caps="false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 style:contextual-spacing="false" fo:hyphenation-ladder-count="no-limit"/>
      <style:text-properties fo:font-size="24pt" style:font-size-asian="24pt" style:font-size-complex="24pt" fo:hyphenate="false" loext:hyphenation-no-caps="false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 style:contextual-spacing="false" fo:hyphenation-ladder-count="no-limit"/>
      <style:text-properties fo:font-size="20pt" style:font-size-asian="20pt" style:font-size-complex="20pt" fo:hyphenate="false" loext:hyphenation-no-caps="false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 style:contextual-spacing="false" fo:hyphenation-ladder-count="no-limit"/>
      <style:text-properties fo:hyphenate="false" loext:hyphenation-no-caps="false"/>
    </style:style>
    <style:style style:name="Default_7e_LT_7e_Gliederung_20_6" style:display-name="Default~LT~Gliederung 6" style:family="paragraph" style:parent-style-name="Default_7e_LT_7e_Gliederung_20_5">
      <style:paragraph-properties fo:hyphenation-ladder-count="no-limit"/>
      <style:text-properties fo:hyphenate="false" loext:hyphenation-no-caps="false"/>
    </style:style>
    <style:style style:name="Default_7e_LT_7e_Gliederung_20_7" style:display-name="Default~LT~Gliederung 7" style:family="paragraph" style:parent-style-name="Default_7e_LT_7e_Gliederung_20_6">
      <style:paragraph-properties fo:hyphenation-ladder-count="no-limit"/>
      <style:text-properties fo:hyphenate="false" loext:hyphenation-no-caps="false"/>
    </style:style>
    <style:style style:name="Default_7e_LT_7e_Gliederung_20_8" style:display-name="Default~LT~Gliederung 8" style:family="paragraph" style:parent-style-name="Default_7e_LT_7e_Gliederung_20_7">
      <style:paragraph-properties fo:hyphenation-ladder-count="no-limit"/>
      <style:text-properties fo:hyphenate="false" loext:hyphenation-no-caps="false"/>
    </style:style>
    <style:style style:name="Default_7e_LT_7e_Gliederung_20_9" style:display-name="Default~LT~Gliederung 9" style:family="paragraph" style:parent-style-name="Default_7e_LT_7e_Gliederung_20_8">
      <style:paragraph-properties fo:hyphenation-ladder-count="no-limit"/>
      <style:text-properties fo:hyphenate="false" loext:hyphenation-no-caps="false"/>
    </style:style>
    <style:style style:name="Default_7e_LT_7e_Titel" style:display-name="Default~LT~Titel" style:family="paragraph">
      <style:paragraph-properties fo:text-align="center" style:justify-single-word="false" fo:hyphenation-ladder-count="no-limit"/>
      <style:text-properties style:font-name="Tahoma" fo:font-family="Tahoma" style:font-family-generic="swiss" style:font-pitch="variable" fo:font-size="44pt" style:font-name-asian="Tahoma" style:font-family-asian="Tahoma" style:font-family-generic-asian="swiss" style:font-pitch-asian="variable" style:font-size-asian="44pt" style:font-name-complex="Tahoma" style:font-family-complex="Tahoma" style:font-family-generic-complex="swiss" style:font-pitch-complex="variable" style:font-size-complex="44pt" fo:hyphenate="false" loext:hyphenation-no-caps="false"/>
    </style:style>
    <style:style style:name="Default_7e_LT_7e_Untertitel" style:display-name="Default~LT~Untertitel" style:family="paragraph">
      <style:paragraph-properties fo:text-align="center" style:justify-single-word="false" fo:hyphenation-ladder-count="no-limit"/>
      <style:text-properties style:font-name="Tahoma" fo:font-family="Tahoma" style:font-family-generic="swiss" style:font-pitch="variable" fo:font-size="32pt" style:font-name-asian="Tahoma" style:font-family-asian="Tahoma" style:font-family-generic-asian="swiss" style:font-pitch-asian="variable" style:font-size-asian="32pt" style:font-name-complex="Tahoma" style:font-family-complex="Tahoma" style:font-family-generic-complex="swiss" style:font-pitch-complex="variable" style:font-size-complex="32pt" fo:hyphenate="false" loext:hyphenation-no-caps="false"/>
    </style:style>
    <style:style style:name="Default_7e_LT_7e_Notizen" style:display-name="Default~LT~Notizen" style:family="paragraph">
      <style:paragraph-properties fo:margin-left="0.6cm" fo:margin-right="0cm" fo:hyphenation-ladder-count="no-limit" fo:text-indent="-0.6cm" style:auto-text-indent="false">
        <style:tab-stops/>
      </style:paragraph-properties>
      <style:text-properties style:font-name="Tahoma" fo:font-family="Tahoma" style:font-family-generic="swiss" style:font-pitch="variable" fo:font-size="20pt" style:font-name-asian="Tahoma" style:font-family-asian="Tahoma" style:font-family-generic-asian="swiss" style:font-pitch-asian="variable" style:font-size-asian="20pt" style:font-name-complex="Tahoma" style:font-family-complex="Tahoma" style:font-family-generic-complex="swiss" style:font-pitch-complex="variable" style:font-size-complex="20pt" fo:hyphenate="false" loext:hyphenation-no-caps="false"/>
    </style:style>
    <style:style style:name="Default_7e_LT_7e_Hintergrundobjekte" style:display-name="Default~LT~Hintergrundobjekte" style:family="paragraph">
      <style:paragraph-properties fo:hyphenation-ladder-count="no-limit"/>
      <style:text-properties fo:hyphenate="false" loext:hyphenation-no-caps="false"/>
    </style:style>
    <style:style style:name="Default_7e_LT_7e_Hintergrund" style:display-name="Default~LT~Hintergrund" style:family="paragraph">
      <style:paragraph-properties fo:hyphenation-ladder-count="no-limit"/>
      <style:text-properties fo:hyphenate="false" loext:hyphenation-no-caps="false"/>
    </style:style>
    <style:style style:name="default" style:family="paragraph">
      <style:paragraph-properties style:line-height-at-least="0.353cm" fo:hyphenation-ladder-count="no-limit"/>
      <style:text-properties style:font-name="Tahoma" fo:font-family="Tahoma" style:font-family-generic="swiss" style:font-pitch="variable" fo:font-size="18pt" style:font-name-asian="Tahoma" style:font-family-asian="Tahoma" style:font-family-generic-asian="swiss" style:font-pitch-asian="variable" style:font-size-asian="18pt" style:font-name-complex="Tahoma" style:font-family-complex="Tahoma" style:font-family-generic-complex="swiss" style:font-pitch-complex="variable" style:font-size-complex="18pt" fo:hyphenate="false" loext:hyphenation-no-caps="false"/>
    </style:style>
    <style:style style:name="blue1" style:family="paragraph" style:parent-style-name="default">
      <style:paragraph-properties fo:hyphenation-ladder-count="no-limit"/>
      <style:text-properties fo:hyphenate="false" loext:hyphenation-no-caps="false"/>
    </style:style>
    <style:style style:name="blue2" style:family="paragraph" style:parent-style-name="default">
      <style:paragraph-properties fo:hyphenation-ladder-count="no-limit"/>
      <style:text-properties fo:hyphenate="false" loext:hyphenation-no-caps="false"/>
    </style:style>
    <style:style style:name="blue3" style:family="paragraph" style:parent-style-name="default">
      <style:paragraph-properties fo:hyphenation-ladder-count="no-limit"/>
      <style:text-properties fo:hyphenate="false" loext:hyphenation-no-caps="false"/>
    </style:style>
    <style:style style:name="bw1" style:family="paragraph" style:parent-style-name="default">
      <style:paragraph-properties fo:hyphenation-ladder-count="no-limit"/>
      <style:text-properties fo:hyphenate="false" loext:hyphenation-no-caps="false"/>
    </style:style>
    <style:style style:name="bw2" style:family="paragraph" style:parent-style-name="default">
      <style:paragraph-properties fo:hyphenation-ladder-count="no-limit"/>
      <style:text-properties fo:hyphenate="false" loext:hyphenation-no-caps="false"/>
    </style:style>
    <style:style style:name="bw3" style:family="paragraph" style:parent-style-name="default">
      <style:paragraph-properties fo:hyphenation-ladder-count="no-limit"/>
      <style:text-properties fo:hyphenate="false" loext:hyphenation-no-caps="false"/>
    </style:style>
    <style:style style:name="orange1" style:family="paragraph" style:parent-style-name="default">
      <style:paragraph-properties fo:hyphenation-ladder-count="no-limit"/>
      <style:text-properties fo:hyphenate="false" loext:hyphenation-no-caps="false"/>
    </style:style>
    <style:style style:name="orange2" style:family="paragraph" style:parent-style-name="default">
      <style:paragraph-properties fo:hyphenation-ladder-count="no-limit"/>
      <style:text-properties fo:hyphenate="false" loext:hyphenation-no-caps="false"/>
    </style:style>
    <style:style style:name="orange3" style:family="paragraph" style:parent-style-name="default">
      <style:paragraph-properties fo:hyphenation-ladder-count="no-limit"/>
      <style:text-properties fo:hyphenate="false" loext:hyphenation-no-caps="false"/>
    </style:style>
    <style:style style:name="turquise1" style:family="paragraph" style:parent-style-name="default">
      <style:paragraph-properties fo:hyphenation-ladder-count="no-limit"/>
      <style:text-properties fo:hyphenate="false" loext:hyphenation-no-caps="false"/>
    </style:style>
    <style:style style:name="turquise2" style:family="paragraph" style:parent-style-name="default">
      <style:paragraph-properties fo:hyphenation-ladder-count="no-limit"/>
      <style:text-properties fo:hyphenate="false" loext:hyphenation-no-caps="false"/>
    </style:style>
    <style:style style:name="turquise3" style:family="paragraph" style:parent-style-name="default">
      <style:paragraph-properties fo:hyphenation-ladder-count="no-limit"/>
      <style:text-properties fo:hyphenate="false" loext:hyphenation-no-caps="false"/>
    </style:style>
    <style:style style:name="gray1" style:family="paragraph" style:parent-style-name="default">
      <style:paragraph-properties fo:hyphenation-ladder-count="no-limit"/>
      <style:text-properties fo:hyphenate="false" loext:hyphenation-no-caps="false"/>
    </style:style>
    <style:style style:name="gray2" style:family="paragraph" style:parent-style-name="default">
      <style:paragraph-properties fo:hyphenation-ladder-count="no-limit"/>
      <style:text-properties fo:hyphenate="false" loext:hyphenation-no-caps="false"/>
    </style:style>
    <style:style style:name="gray3" style:family="paragraph" style:parent-style-name="default">
      <style:paragraph-properties fo:hyphenation-ladder-count="no-limit"/>
      <style:text-properties fo:hyphenate="false" loext:hyphenation-no-caps="false"/>
    </style:style>
    <style:style style:name="sun1" style:family="paragraph" style:parent-style-name="default">
      <style:paragraph-properties fo:hyphenation-ladder-count="no-limit"/>
      <style:text-properties fo:hyphenate="false" loext:hyphenation-no-caps="false"/>
    </style:style>
    <style:style style:name="sun2" style:family="paragraph" style:parent-style-name="default">
      <style:paragraph-properties fo:hyphenation-ladder-count="no-limit"/>
      <style:text-properties fo:hyphenate="false" loext:hyphenation-no-caps="false"/>
    </style:style>
    <style:style style:name="sun3" style:family="paragraph" style:parent-style-name="default">
      <style:paragraph-properties fo:hyphenation-ladder-count="no-limit"/>
      <style:text-properties fo:hyphenate="false" loext:hyphenation-no-caps="false"/>
    </style:style>
    <style:style style:name="earth1" style:family="paragraph" style:parent-style-name="default">
      <style:paragraph-properties fo:hyphenation-ladder-count="no-limit"/>
      <style:text-properties fo:hyphenate="false" loext:hyphenation-no-caps="false"/>
    </style:style>
    <style:style style:name="earth2" style:family="paragraph" style:parent-style-name="default">
      <style:paragraph-properties fo:hyphenation-ladder-count="no-limit"/>
      <style:text-properties fo:hyphenate="false" loext:hyphenation-no-caps="false"/>
    </style:style>
    <style:style style:name="earth3" style:family="paragraph" style:parent-style-name="default">
      <style:paragraph-properties fo:hyphenation-ladder-count="no-limit"/>
      <style:text-properties fo:hyphenate="false" loext:hyphenation-no-caps="false"/>
    </style:style>
    <style:style style:name="green1" style:family="paragraph" style:parent-style-name="default">
      <style:paragraph-properties fo:hyphenation-ladder-count="no-limit"/>
      <style:text-properties fo:hyphenate="false" loext:hyphenation-no-caps="false"/>
    </style:style>
    <style:style style:name="green2" style:family="paragraph" style:parent-style-name="default">
      <style:paragraph-properties fo:hyphenation-ladder-count="no-limit"/>
      <style:text-properties fo:hyphenate="false" loext:hyphenation-no-caps="false"/>
    </style:style>
    <style:style style:name="green3" style:family="paragraph" style:parent-style-name="default">
      <style:paragraph-properties fo:hyphenation-ladder-count="no-limit"/>
      <style:text-properties fo:hyphenate="false" loext:hyphenation-no-caps="false"/>
    </style:style>
    <style:style style:name="seetang1" style:family="paragraph" style:parent-style-name="default">
      <style:paragraph-properties fo:hyphenation-ladder-count="no-limit"/>
      <style:text-properties fo:hyphenate="false" loext:hyphenation-no-caps="false"/>
    </style:style>
    <style:style style:name="seetang2" style:family="paragraph" style:parent-style-name="default">
      <style:paragraph-properties fo:hyphenation-ladder-count="no-limit"/>
      <style:text-properties fo:hyphenate="false" loext:hyphenation-no-caps="false"/>
    </style:style>
    <style:style style:name="seetang3" style:family="paragraph" style:parent-style-name="default">
      <style:paragraph-properties fo:hyphenation-ladder-count="no-limit"/>
      <style:text-properties fo:hyphenate="false" loext:hyphenation-no-caps="false"/>
    </style:style>
    <style:style style:name="lightblue1" style:family="paragraph" style:parent-style-name="default">
      <style:paragraph-properties fo:hyphenation-ladder-count="no-limit"/>
      <style:text-properties fo:hyphenate="false" loext:hyphenation-no-caps="false"/>
    </style:style>
    <style:style style:name="lightblue2" style:family="paragraph" style:parent-style-name="default">
      <style:paragraph-properties fo:hyphenation-ladder-count="no-limit"/>
      <style:text-properties fo:hyphenate="false" loext:hyphenation-no-caps="false"/>
    </style:style>
    <style:style style:name="lightblue3" style:family="paragraph" style:parent-style-name="default">
      <style:paragraph-properties fo:hyphenation-ladder-count="no-limit"/>
      <style:text-properties fo:hyphenate="false" loext:hyphenation-no-caps="false"/>
    </style:style>
    <style:style style:name="yellow1" style:family="paragraph" style:parent-style-name="default">
      <style:paragraph-properties fo:hyphenation-ladder-count="no-limit"/>
      <style:text-properties fo:hyphenate="false" loext:hyphenation-no-caps="false"/>
    </style:style>
    <style:style style:name="yellow2" style:family="paragraph" style:parent-style-name="default">
      <style:paragraph-properties fo:hyphenation-ladder-count="no-limit"/>
      <style:text-properties fo:hyphenate="false" loext:hyphenation-no-caps="false"/>
    </style:style>
    <style:style style:name="yellow3" style:family="paragraph" style:parent-style-name="default">
      <style:paragraph-properties fo:hyphenation-ladder-count="no-limit"/>
      <style:text-properties fo:hyphenate="false" loext:hyphenation-no-caps="false"/>
    </style:style>
    <style:style style:name="Oggetti_20_di_20_sfondo" style:display-name="Oggetti di sfondo" style:family="paragraph">
      <style:paragraph-properties fo:hyphenation-ladder-count="no-limit"/>
      <style:text-properties fo:hyphenate="false" loext:hyphenation-no-caps="false"/>
    </style:style>
    <style:style style:name="Sfondo" style:family="paragraph">
      <style:paragraph-properties fo:hyphenation-ladder-count="no-limit"/>
      <style:text-properties fo:hyphenate="false" loext:hyphenation-no-caps="false"/>
    </style:style>
    <style:style style:name="Note" style:family="paragraph">
      <style:paragraph-properties fo:margin-left="0.6cm" fo:margin-right="0cm" fo:hyphenation-ladder-count="no-limit" fo:text-indent="-0.6cm" style:auto-text-indent="false">
        <style:tab-stops/>
      </style:paragraph-properties>
      <style:text-properties style:font-name="Tahoma" fo:font-family="Tahoma" style:font-family-generic="swiss" style:font-pitch="variable" fo:font-size="20pt" style:font-name-asian="Tahoma" style:font-family-asian="Tahoma" style:font-family-generic-asian="swiss" style:font-pitch-asian="variable" style:font-size-asian="20pt" style:font-name-complex="Tahoma" style:font-family-complex="Tahoma" style:font-family-generic-complex="swiss" style:font-pitch-complex="variable" style:font-size-complex="20pt" fo:hyphenate="false" loext:hyphenation-no-caps="false"/>
    </style:style>
    <style:style style:name="Struttura_20_1" style:display-name="Struttura 1" style:family="paragraph">
      <style:paragraph-properties fo:margin-top="0cm" fo:margin-bottom="0.499cm" style:contextual-spacing="false" fo:hyphenation-ladder-count="no-limit"/>
      <style:text-properties style:font-name="Tahoma" fo:font-family="Tahoma" style:font-family-generic="swiss" style:font-pitch="variable" fo:font-size="32pt" style:font-name-asian="Tahoma" style:font-family-asian="Tahoma" style:font-family-generic-asian="swiss" style:font-pitch-asian="variable" style:font-size-asian="32pt" style:font-name-complex="Tahoma" style:font-family-complex="Tahoma" style:font-family-generic-complex="swiss" style:font-pitch-complex="variable" style:font-size-complex="32pt" fo:hyphenate="false" loext:hyphenation-no-caps="false"/>
    </style:style>
    <style:style style:name="Struttura_20_2" style:display-name="Struttura 2" style:family="paragraph" style:parent-style-name="Struttura_20_1">
      <style:paragraph-properties fo:margin-top="0cm" fo:margin-bottom="0.4cm" style:contextual-spacing="false" fo:hyphenation-ladder-count="no-limit"/>
      <style:text-properties fo:font-size="28pt" style:font-size-asian="28pt" style:font-size-complex="28pt" fo:hyphenate="false" loext:hyphenation-no-caps="false"/>
    </style:style>
    <style:style style:name="Struttura_20_3" style:display-name="Struttura 3" style:family="paragraph" style:parent-style-name="Struttura_20_2">
      <style:paragraph-properties fo:margin-top="0cm" fo:margin-bottom="0.3cm" style:contextual-spacing="false" fo:hyphenation-ladder-count="no-limit"/>
      <style:text-properties fo:font-size="24pt" style:font-size-asian="24pt" style:font-size-complex="24pt" fo:hyphenate="false" loext:hyphenation-no-caps="false"/>
    </style:style>
    <style:style style:name="Struttura_20_4" style:display-name="Struttura 4" style:family="paragraph" style:parent-style-name="Struttura_20_3">
      <style:paragraph-properties fo:margin-top="0cm" fo:margin-bottom="0.199cm" style:contextual-spacing="false" fo:hyphenation-ladder-count="no-limit"/>
      <style:text-properties fo:font-size="20pt" style:font-size-asian="20pt" style:font-size-complex="20pt" fo:hyphenate="false" loext:hyphenation-no-caps="false"/>
    </style:style>
    <style:style style:name="Struttura_20_5" style:display-name="Struttura 5" style:family="paragraph" style:parent-style-name="Struttura_20_4">
      <style:paragraph-properties fo:margin-top="0cm" fo:margin-bottom="0.101cm" style:contextual-spacing="false" fo:hyphenation-ladder-count="no-limit"/>
      <style:text-properties fo:hyphenate="false" loext:hyphenation-no-caps="false"/>
    </style:style>
    <style:style style:name="Struttura_20_6" style:display-name="Struttura 6" style:family="paragraph" style:parent-style-name="Struttura_20_5">
      <style:paragraph-properties fo:hyphenation-ladder-count="no-limit"/>
      <style:text-properties fo:hyphenate="false" loext:hyphenation-no-caps="false"/>
    </style:style>
    <style:style style:name="Struttura_20_7" style:display-name="Struttura 7" style:family="paragraph" style:parent-style-name="Struttura_20_6">
      <style:paragraph-properties fo:hyphenation-ladder-count="no-limit"/>
      <style:text-properties fo:hyphenate="false" loext:hyphenation-no-caps="false"/>
    </style:style>
    <style:style style:name="Struttura_20_8" style:display-name="Struttura 8" style:family="paragraph" style:parent-style-name="Struttura_20_7">
      <style:paragraph-properties fo:hyphenation-ladder-count="no-limit"/>
      <style:text-properties fo:hyphenate="false" loext:hyphenation-no-caps="false"/>
    </style:style>
    <style:style style:name="Struttura_20_9" style:display-name="Struttura 9" style:family="paragraph" style:parent-style-name="Struttura_20_8">
      <style:paragraph-properties fo:hyphenation-ladder-count="no-limit"/>
      <style:text-properties fo:hyphenate="false" loext:hyphenation-no-caps="false"/>
    </style:style>
    <style:style style:name="Termine_20_definizione" style:display-name="Termine definizione" style:family="paragraph">
      <style:paragraph-properties fo:hyphenation-ladder-count="no-limit"/>
      <style:text-properties fo:hyphenate="false" loext:hyphenation-no-caps="false"/>
    </style:style>
    <style:style style:name="Elenco_20_definizione" style:display-name="Elenco definizione" style:family="paragraph">
      <style:paragraph-properties fo:margin-left="1.12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Definizione" style:family="paragraph">
      <style:paragraph-properties fo:hyphenation-ladder-count="no-limit"/>
      <style:text-properties fo:font-style="italic" style:font-style-asian="italic" style:font-style-complex="italic" fo:hyphenate="false" loext:hyphenation-no-caps="false"/>
    </style:style>
    <style:style style:name="H1" style:family="paragraph">
      <style:paragraph-properties fo:margin-top="0.31cm" fo:margin-bottom="0.31cm" style:contextual-spacing="false" fo:hyphenation-ladder-count="no-limit"/>
      <style:text-properties fo:font-size="24pt" fo:font-weight="bold" style:font-size-asian="24pt" style:font-weight-asian="bold" style:font-size-complex="24pt" style:font-weight-complex="bold" fo:hyphenate="false" loext:hyphenation-no-caps="false"/>
    </style:style>
    <style:style style:name="H2" style:family="paragraph">
      <style:paragraph-properties fo:margin-top="0.31cm" fo:margin-bottom="0.31cm" style:contextual-spacing="false" fo:hyphenation-ladder-count="no-limit"/>
      <style:text-properties fo:font-size="18pt" fo:font-weight="bold" style:font-size-asian="18pt" style:font-weight-asian="bold" style:font-size-complex="18pt" style:font-weight-complex="bold" fo:hyphenate="false" loext:hyphenation-no-caps="false"/>
    </style:style>
    <style:style style:name="H3" style:family="paragraph">
      <style:paragraph-properties fo:margin-top="0.31cm" fo:margin-bottom="0.31cm" style:contextual-spacing="false" fo:hyphenation-ladder-count="no-limit"/>
      <style:text-properties fo:font-size="14pt" fo:font-weight="bold" style:font-size-asian="14pt" style:font-weight-asian="bold" style:font-size-complex="14pt" style:font-weight-complex="bold" fo:hyphenate="false" loext:hyphenation-no-caps="false"/>
    </style:style>
    <style:style style:name="H4" style:family="paragraph">
      <style:paragraph-properties fo:margin-top="0.31cm" fo:margin-bottom="0.31c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H5" style:family="paragraph">
      <style:paragraph-properties fo:margin-top="0.31cm" fo:margin-bottom="0.31cm" style:contextual-spacing="false" fo:hyphenation-ladder-count="no-limit"/>
      <style:text-properties fo:font-size="10pt" fo:font-weight="bold" style:font-size-asian="10pt" style:font-weight-asian="bold" style:font-size-complex="10pt" style:font-weight-complex="bold" fo:hyphenate="false" loext:hyphenation-no-caps="false"/>
    </style:style>
    <style:style style:name="H6" style:family="paragraph">
      <style:paragraph-properties fo:margin-top="0.31cm" fo:margin-bottom="0.31cm" style:contextual-spacing="false" fo:hyphenation-ladder-count="no-limit"/>
      <style:text-properties fo:font-size="8pt" fo:font-weight="bold" style:font-size-asian="8pt" style:font-weight-asian="bold" style:font-size-complex="8pt" style:font-weight-complex="bold" fo:hyphenate="false" loext:hyphenation-no-caps="false"/>
    </style:style>
    <style:style style:name="Indirizzo" style:family="paragraph">
      <style:paragraph-properties fo:hyphenation-ladder-count="no-limit"/>
      <style:text-properties fo:font-style="italic" style:font-style-asian="italic" style:font-style-complex="italic" fo:hyphenate="false" loext:hyphenation-no-caps="false"/>
    </style:style>
    <style:style style:name="Blockquote" style:family="paragraph">
      <style:paragraph-properties fo:margin-left="1.12cm" fo:margin-right="1.12cm" fo:margin-top="0.31cm" fo:margin-bottom="0.31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CITE" style:family="paragraph">
      <style:paragraph-properties fo:hyphenation-ladder-count="no-limit"/>
      <style:text-properties fo:font-style="italic" style:font-style-asian="italic" style:font-style-complex="italic" fo:hyphenate="false" loext:hyphenation-no-caps="false"/>
    </style:style>
    <style:style style:name="CODE" style:family="paragraph">
      <style:paragraph-properties fo:hyphenation-ladder-count="no-limit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false" loext:hyphenation-no-caps="false"/>
    </style:style>
    <style:style style:name="Enfasi_20__28_corsivo_29_1" style:display-name="Enfasi (corsivo)1" style:family="paragraph">
      <style:paragraph-properties fo:hyphenation-ladder-count="no-limit"/>
      <style:text-properties fo:font-style="italic" style:font-style-asian="italic" style:font-style-complex="italic" fo:hyphenate="false" loext:hyphenation-no-caps="false"/>
    </style:style>
    <style:style style:name="Collegamento_20_ipertestuale1" style:display-name="Collegamento ipertestuale1" style:family="paragraph">
      <style:paragraph-properties fo:hyphenation-ladder-count="no-limit"/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 fo:hyphenate="false" loext:hyphenation-no-caps="false"/>
    </style:style>
    <style:style style:name="Collegamento_20_visitato1" style:display-name="Collegamento visitato1" style:family="paragraph">
      <style:paragraph-properties fo:hyphenation-ladder-count="no-limit"/>
      <style:text-properties fo:color="#800080" loext:opacity="100%" style:text-underline-style="solid" style:text-underline-width="auto" style:text-underline-color="font-color" style:text-underline-mode="continuous" style:text-overline-mode="continuous" style:text-line-through-mode="continuous" fo:hyphenate="false" loext:hyphenation-no-caps="false"/>
    </style:style>
    <style:style style:name="Tastiera" style:family="paragraph">
      <style:paragraph-properties fo:hyphenation-ladder-count="no-limit"/>
      <style:text-properties style:font-name="Courier New" fo:font-family="'Courier New'" style:font-family-generic="modern" style:font-pitch="fixed" fo:font-size="10pt" fo:font-weight="bold" style:font-name-asian="Courier New" style:font-family-asian="'Courier New'" style:font-family-generic-asian="modern" style:font-pitch-asian="fixed" style:font-size-asian="10pt" style:font-weight-asian="bold" style:font-name-complex="Courier New" style:font-family-complex="'Courier New'" style:font-family-generic-complex="modern" style:font-pitch-complex="fixed" style:font-size-complex="10pt" style:font-weight-complex="bold" fo:hyphenate="false" loext:hyphenation-no-caps="false"/>
    </style:style>
    <style:style style:name="Preformattato" style:family="paragraph">
      <style:paragraph-properties fo:hyphenation-ladder-count="no-limit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false" loext:hyphenation-no-caps="false"/>
    </style:style>
    <style:style style:name="z-Bottom_20_of_20_Form" style:display-name="z-Bottom of Form" style:family="paragraph">
      <style:paragraph-properties fo:text-align="center" style:justify-single-word="false" fo:hyphenation-ladder-count="no-limit"/>
      <style:text-properties style:font-name="Arial" fo:font-family="Arial" style:font-family-generic="swiss" style:font-pitch="variable" fo:font-size="8pt" style:font-name-asian="Arial" style:font-family-asian="Arial" style:font-family-generic-asian="swiss" style:font-pitch-asian="variable" style:font-size-asian="8pt" style:font-name-complex="Arial" style:font-family-complex="Arial" style:font-family-generic-complex="swiss" style:font-pitch-complex="variable" style:font-size-complex="8pt" fo:hyphenate="false" loext:hyphenation-no-caps="false"/>
    </style:style>
    <style:style style:name="z-Top_20_of_20_Form" style:display-name="z-Top of Form" style:family="paragraph">
      <style:paragraph-properties fo:text-align="center" style:justify-single-word="false" fo:hyphenation-ladder-count="no-limit"/>
      <style:text-properties style:font-name="Arial" fo:font-family="Arial" style:font-family-generic="swiss" style:font-pitch="variable" fo:font-size="8pt" style:font-name-asian="Arial" style:font-family-asian="Arial" style:font-family-generic-asian="swiss" style:font-pitch-asian="variable" style:font-size-asian="8pt" style:font-name-complex="Arial" style:font-family-complex="Arial" style:font-family-generic-complex="swiss" style:font-pitch-complex="variable" style:font-size-complex="8pt" fo:hyphenate="false" loext:hyphenation-no-caps="false"/>
    </style:style>
    <style:style style:name="Esempio" style:family="paragraph">
      <style:paragraph-properties fo:hyphenation-ladder-count="no-limit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 fo:hyphenate="false" loext:hyphenation-no-caps="false"/>
    </style:style>
    <style:style style:name="Enfasi_20__28_grassetto_29_1" style:display-name="Enfasi (grassetto)1" style:family="paragraph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Macchina_20_da_20_scrivere" style:display-name="Macchina da scrivere" style:family="paragraph">
      <style:paragraph-properties fo:hyphenation-ladder-count="no-limit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false" loext:hyphenation-no-caps="false"/>
    </style:style>
    <style:style style:name="Variabile" style:family="paragraph">
      <style:paragraph-properties fo:hyphenation-ladder-count="no-limit"/>
      <style:text-properties fo:font-style="italic" style:font-style-asian="italic" style:font-style-complex="italic" fo:hyphenate="false" loext:hyphenation-no-caps="false"/>
    </style:style>
    <style:style style:name="HTML_20_Markup" style:display-name="HTML Markup" style:family="paragraph">
      <style:paragraph-properties fo:hyphenation-ladder-count="no-limit"/>
      <style:text-properties fo:color="#ff0000" loext:opacity="100%" fo:hyphenate="false" loext:hyphenation-no-caps="false"/>
    </style:style>
    <style:style style:name="Commento" style:family="paragraph">
      <style:paragraph-properties fo:hyphenation-ladder-count="no-limit"/>
      <style:text-properties fo:hyphenate="false" loext:hyphenation-no-caps="false"/>
    </style:style>
    <style:style style:name="Corpo_20_testo" style:display-name="Corpo testo" style:family="paragraph">
      <style:paragraph-properties fo:margin-top="0cm" fo:margin-bottom="0.374cm" style:contextual-spacing="false" fo:hyphenation-ladder-count="no-limit"/>
      <style:text-properties fo:font-size="11pt" style:font-size-asian="11pt" style:font-size-complex="11pt" fo:hyphenate="false" loext:hyphenation-no-caps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Courier" style:family="paragraph" style:parent-style-name="Text_20_body">
      <style:paragraph-properties fo:hyphenation-ladder-count="no-limit"/>
      <style:text-properties fo:hyphenate="false" loext:hyphenation-no-caps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hyphenation-ladder-count="no-limit" text:number-lines="false" text:line-number="0"/>
      <style:text-properties fo:font-size="6pt" style:font-size-asian="6pt" style:font-size-complex="6pt" fo:hyphenate="false" loext:hyphenation-no-caps="false"/>
    </style:style>
    <style:style style:name="Tabella_20_normale1" style:display-name="Tabella normale1" style:family="paragraph">
      <style:paragraph-properties fo:margin-top="0cm" fo:margin-bottom="0.353cm" style:contextual-spacing="false" fo:line-height="115%" fo:orphans="2" fo:widows="2" fo:hyphenation-ladder-count="no-limit" style:vertical-align="auto"/>
      <style:text-properties style:font-name="Calibri" fo:font-family="Calibri" style:font-family-generic="swiss" style:font-pitch="variable" fo:font-size="11pt" fo:language="it" fo:country="I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r._20_predefinito_20_paragrafo" style:display-name="Car. predefinito paragrafo" style:family="text"/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family="StarSymbol" style:font-family-generic="system" style:font-charset="x-symbol" fo:font-size="10pt" style:font-name-asian="StarSymbol1" style:font-family-asian="StarSymbol" style:font-family-generic-asian="system" style:font-charset-asian="x-symbol" style:font-size-asian="10pt" style:font-name-complex="StarSymbol1" style:font-family-complex="StarSymbol" style:font-family-generic-complex="system" style:font-charset-complex="x-symbol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>
      <style:text-properties style:font-name="StarSymbol" fo:font-family="StarSymbol, 'Arial Unicode MS'" style:font-family-generic="system" style:font-pitch="variable" style:font-charset="x-symbol" fo:font-size="9pt" style:font-name-asian="StarSymbol" style:font-family-asian="StarSymbol, 'Arial Unicode MS'" style:font-family-generic-asian="system" style:font-pitch-asian="variable" style:font-charset-asian="x-symbol" style:font-size-asian="9pt" style:font-name-complex="StarSymbol" style:font-family-complex="StarSymbol, 'Arial Unicode MS'" style:font-family-generic-complex="system" style:font-pitch-complex="variable" style:font-charset-complex="x-symbol" style:font-size-complex="9pt"/>
    </style:style>
    <style:style style:name="RTF_5f_Num_20_3_20_2" style:display-name="RTF_Num 3 2" style:family="text">
      <style:text-properties style:font-name="StarSymbol" fo:font-family="StarSymbol, 'Arial Unicode MS'" style:font-family-generic="system" style:font-pitch="variable" style:font-charset="x-symbol" fo:font-size="9pt" style:font-name-asian="StarSymbol" style:font-family-asian="StarSymbol, 'Arial Unicode MS'" style:font-family-generic-asian="system" style:font-pitch-asian="variable" style:font-charset-asian="x-symbol" style:font-size-asian="9pt" style:font-name-complex="StarSymbol" style:font-family-complex="StarSymbol, 'Arial Unicode MS'" style:font-family-generic-complex="system" style:font-pitch-complex="variable" style:font-charset-complex="x-symbol" style:font-size-complex="9pt"/>
    </style:style>
    <style:style style:name="RTF_5f_Num_20_3_20_3" style:display-name="RTF_Num 3 3" style:family="text">
      <style:text-properties style:font-name="StarSymbol" fo:font-family="StarSymbol, 'Arial Unicode MS'" style:font-family-generic="system" style:font-pitch="variable" style:font-charset="x-symbol" fo:font-size="9pt" style:font-name-asian="StarSymbol" style:font-family-asian="StarSymbol, 'Arial Unicode MS'" style:font-family-generic-asian="system" style:font-pitch-asian="variable" style:font-charset-asian="x-symbol" style:font-size-asian="9pt" style:font-name-complex="StarSymbol" style:font-family-complex="StarSymbol, 'Arial Unicode MS'" style:font-family-generic-complex="system" style:font-pitch-complex="variable" style:font-charset-complex="x-symbol" style:font-size-complex="9pt"/>
    </style:style>
    <style:style style:name="RTF_5f_Num_20_3_20_4" style:display-name="RTF_Num 3 4" style:family="text">
      <style:text-properties style:font-name="StarSymbol" fo:font-family="StarSymbol, 'Arial Unicode MS'" style:font-family-generic="system" style:font-pitch="variable" style:font-charset="x-symbol" fo:font-size="9pt" style:font-name-asian="StarSymbol" style:font-family-asian="StarSymbol, 'Arial Unicode MS'" style:font-family-generic-asian="system" style:font-pitch-asian="variable" style:font-charset-asian="x-symbol" style:font-size-asian="9pt" style:font-name-complex="StarSymbol" style:font-family-complex="StarSymbol, 'Arial Unicode MS'" style:font-family-generic-complex="system" style:font-pitch-complex="variable" style:font-charset-complex="x-symbol" style:font-size-complex="9pt"/>
    </style:style>
    <style:style style:name="RTF_5f_Num_20_3_20_5" style:display-name="RTF_Num 3 5" style:family="text">
      <style:text-properties style:font-name="StarSymbol" fo:font-family="StarSymbol, 'Arial Unicode MS'" style:font-family-generic="system" style:font-pitch="variable" style:font-charset="x-symbol" fo:font-size="9pt" style:font-name-asian="StarSymbol" style:font-family-asian="StarSymbol, 'Arial Unicode MS'" style:font-family-generic-asian="system" style:font-pitch-asian="variable" style:font-charset-asian="x-symbol" style:font-size-asian="9pt" style:font-name-complex="StarSymbol" style:font-family-complex="StarSymbol, 'Arial Unicode MS'" style:font-family-generic-complex="system" style:font-pitch-complex="variable" style:font-charset-complex="x-symbol" style:font-size-complex="9pt"/>
    </style:style>
    <style:style style:name="RTF_5f_Num_20_3_20_6" style:display-name="RTF_Num 3 6" style:family="text">
      <style:text-properties style:font-name="StarSymbol" fo:font-family="StarSymbol, 'Arial Unicode MS'" style:font-family-generic="system" style:font-pitch="variable" style:font-charset="x-symbol" fo:font-size="9pt" style:font-name-asian="StarSymbol" style:font-family-asian="StarSymbol, 'Arial Unicode MS'" style:font-family-generic-asian="system" style:font-pitch-asian="variable" style:font-charset-asian="x-symbol" style:font-size-asian="9pt" style:font-name-complex="StarSymbol" style:font-family-complex="StarSymbol, 'Arial Unicode MS'" style:font-family-generic-complex="system" style:font-pitch-complex="variable" style:font-charset-complex="x-symbol" style:font-size-complex="9pt"/>
    </style:style>
    <style:style style:name="RTF_5f_Num_20_3_20_7" style:display-name="RTF_Num 3 7" style:family="text">
      <style:text-properties style:font-name="StarSymbol" fo:font-family="StarSymbol, 'Arial Unicode MS'" style:font-family-generic="system" style:font-pitch="variable" style:font-charset="x-symbol" fo:font-size="9pt" style:font-name-asian="StarSymbol" style:font-family-asian="StarSymbol, 'Arial Unicode MS'" style:font-family-generic-asian="system" style:font-pitch-asian="variable" style:font-charset-asian="x-symbol" style:font-size-asian="9pt" style:font-name-complex="StarSymbol" style:font-family-complex="StarSymbol, 'Arial Unicode MS'" style:font-family-generic-complex="system" style:font-pitch-complex="variable" style:font-charset-complex="x-symbol" style:font-size-complex="9pt"/>
    </style:style>
    <style:style style:name="RTF_5f_Num_20_3_20_8" style:display-name="RTF_Num 3 8" style:family="text">
      <style:text-properties style:font-name="StarSymbol" fo:font-family="StarSymbol, 'Arial Unicode MS'" style:font-family-generic="system" style:font-pitch="variable" style:font-charset="x-symbol" fo:font-size="9pt" style:font-name-asian="StarSymbol" style:font-family-asian="StarSymbol, 'Arial Unicode MS'" style:font-family-generic-asian="system" style:font-pitch-asian="variable" style:font-charset-asian="x-symbol" style:font-size-asian="9pt" style:font-name-complex="StarSymbol" style:font-family-complex="StarSymbol, 'Arial Unicode MS'" style:font-family-generic-complex="system" style:font-pitch-complex="variable" style:font-charset-complex="x-symbol" style:font-size-complex="9pt"/>
    </style:style>
    <style:style style:name="RTF_5f_Num_20_3_20_9" style:display-name="RTF_Num 3 9" style:family="text">
      <style:text-properties style:font-name="StarSymbol" fo:font-family="StarSymbol, 'Arial Unicode MS'" style:font-family-generic="system" style:font-pitch="variable" style:font-charset="x-symbol" fo:font-size="9pt" style:font-name-asian="StarSymbol" style:font-family-asian="StarSymbol, 'Arial Unicode MS'" style:font-family-generic-asian="system" style:font-pitch-asian="variable" style:font-charset-asian="x-symbol" style:font-size-asian="9pt" style:font-name-complex="StarSymbol" style:font-family-complex="StarSymbol, 'Arial Unicode MS'" style:font-family-generic-complex="system" style:font-pitch-complex="variable" style:font-charset-complex="x-symbol" style:font-size-complex="9pt"/>
    </style:style>
    <style:style style:name="RTF_5f_Num_20_4_20_1" style:display-name="RTF_Num 4 1" style:family="text"/>
    <style:style style:name="RTF_5f_Num_20_4_20_2" style:display-name="RTF_Num 4 2" style:family="text"/>
    <style:style style:name="RTF_5f_Num_20_4_20_3" style:display-name="RTF_Num 4 3" style:family="text"/>
    <style:style style:name="RTF_5f_Num_20_4_20_4" style:display-name="RTF_Num 4 4" style:family="text"/>
    <style:style style:name="RTF_5f_Num_20_4_20_5" style:display-name="RTF_Num 4 5" style:family="text"/>
    <style:style style:name="RTF_5f_Num_20_4_20_6" style:display-name="RTF_Num 4 6" style:family="text"/>
    <style:style style:name="RTF_5f_Num_20_4_20_7" style:display-name="RTF_Num 4 7" style:family="text"/>
    <style:style style:name="RTF_5f_Num_20_4_20_8" style:display-name="RTF_Num 4 8" style:family="text"/>
    <style:style style:name="RTF_5f_Num_20_4_20_9" style:display-name="RTF_Num 4 9" style:family="text"/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Footnote_20_Symbol_20__28_user_29_" style:display-name="Footnote Symbol (user)" style:family="text"/>
    <style:style style:name="Bullet_20_Symbols_20__28_user_29_" style:display-name="Bullet Symbols (user)" style:family="text">
      <style:text-properties style:font-name="StarSymbol" fo:font-family="StarSymbol, 'Arial Unicode MS'" style:font-family-generic="system" style:font-pitch="variable" style:font-charset="x-symbol" fo:font-size="9pt" style:font-name-asian="StarSymbol" style:font-family-asian="StarSymbol, 'Arial Unicode MS'" style:font-family-generic-asian="system" style:font-pitch-asian="variable" style:font-charset-asian="x-symbol" style:font-size-asian="9pt" style:font-name-complex="StarSymbol" style:font-family-complex="StarSymbol, 'Arial Unicode MS'" style:font-family-generic-complex="system" style:font-pitch-complex="variable" style:font-charset-complex="x-symbol" style:font-size-complex="9pt"/>
    </style:style>
    <style:style style:name="Endnote_20_Symbol_20__28_user_29_" style:display-name="Endnote Symbol (user)" style:family="text"/>
    <style:style style:name="Footnote_20_anchor" style:display-name="Footnote anchor" style:family="text">
      <style:text-properties style:text-position="super 67%"/>
    </style:style>
    <style:style style:name="Endnote_20_anchor" style:display-name="Endnote anchor" style:family="text">
      <style:text-properties style:text-position="super 67%"/>
    </style:style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WW_5f_CharLFO2LVL1" style:display-name="WW_CharLFO2LVL1" style:family="text">
      <style:text-properties style:font-name="StarSymbol" fo:font-family="StarSymbol, 'Arial Unicode MS'" style:font-family-generic="system" style:font-pitch="variable" style:font-charset="x-symbol" fo:font-size="9pt" style:font-name-asian="StarSymbol" style:font-family-asian="StarSymbol, 'Arial Unicode MS'" style:font-family-generic-asian="system" style:font-pitch-asian="variable" style:font-charset-asian="x-symbol" style:font-size-asian="9pt" style:font-name-complex="StarSymbol" style:font-family-complex="StarSymbol, 'Arial Unicode MS'" style:font-family-generic-complex="system" style:font-pitch-complex="variable" style:font-charset-complex="x-symbol" style:font-size-complex="9pt"/>
    </style:style>
    <style:style style:name="WW_5f_CharLFO2LVL2" style:display-name="WW_CharLFO2LVL2" style:family="text">
      <style:text-properties style:font-name="StarSymbol" fo:font-family="StarSymbol, 'Arial Unicode MS'" style:font-family-generic="system" style:font-pitch="variable" style:font-charset="x-symbol" fo:font-size="9pt" style:font-name-asian="StarSymbol" style:font-family-asian="StarSymbol, 'Arial Unicode MS'" style:font-family-generic-asian="system" style:font-pitch-asian="variable" style:font-charset-asian="x-symbol" style:font-size-asian="9pt" style:font-name-complex="StarSymbol" style:font-family-complex="StarSymbol, 'Arial Unicode MS'" style:font-family-generic-complex="system" style:font-pitch-complex="variable" style:font-charset-complex="x-symbol" style:font-size-complex="9pt"/>
    </style:style>
    <style:style style:name="WW_5f_CharLFO2LVL3" style:display-name="WW_CharLFO2LVL3" style:family="text">
      <style:text-properties style:font-name="StarSymbol" fo:font-family="StarSymbol, 'Arial Unicode MS'" style:font-family-generic="system" style:font-pitch="variable" style:font-charset="x-symbol" fo:font-size="9pt" style:font-name-asian="StarSymbol" style:font-family-asian="StarSymbol, 'Arial Unicode MS'" style:font-family-generic-asian="system" style:font-pitch-asian="variable" style:font-charset-asian="x-symbol" style:font-size-asian="9pt" style:font-name-complex="StarSymbol" style:font-family-complex="StarSymbol, 'Arial Unicode MS'" style:font-family-generic-complex="system" style:font-pitch-complex="variable" style:font-charset-complex="x-symbol" style:font-size-complex="9pt"/>
    </style:style>
    <style:style style:name="WW_5f_CharLFO2LVL4" style:display-name="WW_CharLFO2LVL4" style:family="text">
      <style:text-properties style:font-name="StarSymbol" fo:font-family="StarSymbol, 'Arial Unicode MS'" style:font-family-generic="system" style:font-pitch="variable" style:font-charset="x-symbol" fo:font-size="9pt" style:font-name-asian="StarSymbol" style:font-family-asian="StarSymbol, 'Arial Unicode MS'" style:font-family-generic-asian="system" style:font-pitch-asian="variable" style:font-charset-asian="x-symbol" style:font-size-asian="9pt" style:font-name-complex="StarSymbol" style:font-family-complex="StarSymbol, 'Arial Unicode MS'" style:font-family-generic-complex="system" style:font-pitch-complex="variable" style:font-charset-complex="x-symbol" style:font-size-complex="9pt"/>
    </style:style>
    <style:style style:name="WW_5f_CharLFO2LVL5" style:display-name="WW_CharLFO2LVL5" style:family="text">
      <style:text-properties style:font-name="StarSymbol" fo:font-family="StarSymbol, 'Arial Unicode MS'" style:font-family-generic="system" style:font-pitch="variable" style:font-charset="x-symbol" fo:font-size="9pt" style:font-name-asian="StarSymbol" style:font-family-asian="StarSymbol, 'Arial Unicode MS'" style:font-family-generic-asian="system" style:font-pitch-asian="variable" style:font-charset-asian="x-symbol" style:font-size-asian="9pt" style:font-name-complex="StarSymbol" style:font-family-complex="StarSymbol, 'Arial Unicode MS'" style:font-family-generic-complex="system" style:font-pitch-complex="variable" style:font-charset-complex="x-symbol" style:font-size-complex="9pt"/>
    </style:style>
    <style:style style:name="WW_5f_CharLFO2LVL6" style:display-name="WW_CharLFO2LVL6" style:family="text">
      <style:text-properties style:font-name="StarSymbol" fo:font-family="StarSymbol, 'Arial Unicode MS'" style:font-family-generic="system" style:font-pitch="variable" style:font-charset="x-symbol" fo:font-size="9pt" style:font-name-asian="StarSymbol" style:font-family-asian="StarSymbol, 'Arial Unicode MS'" style:font-family-generic-asian="system" style:font-pitch-asian="variable" style:font-charset-asian="x-symbol" style:font-size-asian="9pt" style:font-name-complex="StarSymbol" style:font-family-complex="StarSymbol, 'Arial Unicode MS'" style:font-family-generic-complex="system" style:font-pitch-complex="variable" style:font-charset-complex="x-symbol" style:font-size-complex="9pt"/>
    </style:style>
    <style:style style:name="WW_5f_CharLFO2LVL7" style:display-name="WW_CharLFO2LVL7" style:family="text">
      <style:text-properties style:font-name="StarSymbol" fo:font-family="StarSymbol, 'Arial Unicode MS'" style:font-family-generic="system" style:font-pitch="variable" style:font-charset="x-symbol" fo:font-size="9pt" style:font-name-asian="StarSymbol" style:font-family-asian="StarSymbol, 'Arial Unicode MS'" style:font-family-generic-asian="system" style:font-pitch-asian="variable" style:font-charset-asian="x-symbol" style:font-size-asian="9pt" style:font-name-complex="StarSymbol" style:font-family-complex="StarSymbol, 'Arial Unicode MS'" style:font-family-generic-complex="system" style:font-pitch-complex="variable" style:font-charset-complex="x-symbol" style:font-size-complex="9pt"/>
    </style:style>
    <style:style style:name="WW_5f_CharLFO2LVL8" style:display-name="WW_CharLFO2LVL8" style:family="text">
      <style:text-properties style:font-name="StarSymbol" fo:font-family="StarSymbol, 'Arial Unicode MS'" style:font-family-generic="system" style:font-pitch="variable" style:font-charset="x-symbol" fo:font-size="9pt" style:font-name-asian="StarSymbol" style:font-family-asian="StarSymbol, 'Arial Unicode MS'" style:font-family-generic-asian="system" style:font-pitch-asian="variable" style:font-charset-asian="x-symbol" style:font-size-asian="9pt" style:font-name-complex="StarSymbol" style:font-family-complex="StarSymbol, 'Arial Unicode MS'" style:font-family-generic-complex="system" style:font-pitch-complex="variable" style:font-charset-complex="x-symbol" style:font-size-complex="9pt"/>
    </style:style>
    <style:style style:name="WW_5f_CharLFO2LVL9" style:display-name="WW_CharLFO2LVL9" style:family="text">
      <style:text-properties style:font-name="StarSymbol" fo:font-family="StarSymbol, 'Arial Unicode MS'" style:font-family-generic="system" style:font-pitch="variable" style:font-charset="x-symbol" fo:font-size="9pt" style:font-name-asian="StarSymbol" style:font-family-asian="StarSymbol, 'Arial Unicode MS'" style:font-family-generic-asian="system" style:font-pitch-asian="variable" style:font-charset-asian="x-symbol" style:font-size-asian="9pt" style:font-name-complex="StarSymbol" style:font-family-complex="StarSymbol, 'Arial Unicode MS'" style:font-family-generic-complex="system" style:font-pitch-complex="variable" style:font-charset-complex="x-symbol" style:font-size-complex="9p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RTF_5f_Num_20_2" style:display-name="RTF_Num 2">
      <text:list-level-style-number text:level="1" style:num-suffix=")" style:num-format="1" text:start-value="6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" style:display-name="RTF_Num 3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tarSymbol"/>
      </text:list-level-style-bullet>
      <text:list-level-style-bullet text:level="2" text:style-name="WW_5f_CharLFO2LVL2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3" text:style-name="WW_5f_CharLFO2LVL3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5" text:style-name="WW_5f_CharLFO2LVL5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6" text:style-name="WW_5f_CharLFO2LVL6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8" text:style-name="WW_5f_CharLFO2LVL8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9" text:style-name="WW_5f_CharLFO2LVL9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4" style:display-name="RTF_Num 4">
      <text:list-level-style-number text:level="1" style:num-suffix=")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5" style:display-name="RTF_Num 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499cm" fo:margin-left="1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499cm" fo:margin-left="1.49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499cm" fo:margin-left="2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499cm" fo:margin-left="2.499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499cm" fo:margin-left="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499cm" fo:margin-left="3.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499cm" fo:margin-left="4.001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499cm" fo:margin-left="4.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81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7.62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11.4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152cm" fo:margin-bottom="0cm" style:contextual-spacing="false" fo:break-before="page" fo:padding="0cm" fo:border="0.26pt solid #000000" style:shadow="none"/>
    </style:style>
    <style:style style:name="MP2" style:family="paragraph" style:parent-style-name="Intestazione">
      <style:paragraph-properties fo:padding="0.035cm" fo:border="0.26pt solid #000000" style:shadow="none">
        <style:tab-stops>
          <style:tab-stop style:position="4.5cm"/>
          <style:tab-stop style:position="7.62cm"/>
          <style:tab-stop style:position="8.5cm" style:type="center"/>
          <style:tab-stop style:position="8.8cm" style:type="center"/>
          <style:tab-stop style:position="12.7cm"/>
          <style:tab-stop style:position="17cm" style:type="right"/>
          <style:tab-stop style:position="17.6cm" style:type="right"/>
          <style:tab-stop style:position="19.05cm" style:type="right"/>
        </style:tab-stops>
      </style:paragraph-properties>
    </style:style>
    <style:style style:name="MP3" style:family="paragraph" style:parent-style-name="Intestazione">
      <style:paragraph-properties>
        <style:tab-stops>
          <style:tab-stop style:position="8.5cm" style:type="center"/>
          <style:tab-stop style:position="8.8cm" style:type="center"/>
          <style:tab-stop style:position="17cm" style:type="right"/>
          <style:tab-stop style:position="17.6cm" style:type="right"/>
          <style:tab-stop style:position="18.99cm" style:type="right"/>
        </style:tab-stops>
      </style:paragraph-properties>
      <style:text-properties style:font-name="Arial" fo:font-weight="bold" style:font-weight-asian="bold" style:font-weight-complex="bold"/>
    </style:style>
    <style:style style:name="MT1" style:family="text">
      <style:text-properties style:font-name="Arial" fo:font-weight="bold" style:font-name-asian="Arial" style:font-weight-asian="bold" style:font-name-complex="Arial" style:font-weight-complex="bold"/>
    </style:style>
    <style:style style:name="MT2" style:family="text">
      <style:text-properties style:font-name="Arial" fo:font-size="10.5pt" fo:font-weight="bold" style:font-size-asian="10.5pt" style:font-weight-asian="bold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font-size="9pt" style:font-size-asian="9pt" style:font-size-complex="9pt"/>
    </style:style>
    <style:style style:name="MT5" style:family="text">
      <style:text-properties fo:color="#82210d" loext:opacity="100%"/>
    </style:style>
    <style:style style:name="MT6" style:family="text">
      <style:text-properties fo:color="#82210d" loext:opacity="100%"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.27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2.118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Intestazione"><text:span text:style-name="Car._20_predefinito_20_paragrafo"><text:span text:style-name="MT1">Università di Padova – Informatica – Ingegneria del Software<text:tab/><text:tab/>pag. </text:span></text:span><text:span text:style-name="Car._20_predefinito_20_paragrafo"><text:span text:style-name="MT1"><text:page-number style:num-format="1" text:select-page="current">3</text:page-number></text:span></text:span><text:span text:style-name="Car._20_predefinito_20_paragrafo"><text:span text:style-name="MT1"><text:s/>/ </text:span></text:span><text:span text:style-name="Car._20_predefinito_20_paragrafo"><text:span text:style-name="MT1"><text:page-count>3</text:page-count></text:span></text:span></text:p>
        <text:p text:style-name="Intestazione">Esame scritto – II prova scritta - parte Compito (<text:span text:style-name="Car._20_predefinito_20_paragrafo"><text:span text:style-name="MT2">Pratica</text:span></text:span>) – <text:span text:style-name="Car._20_predefinito_20_paragrafo"><text:span text:style-name="MT2">05</text:span></text:span> <text:span text:style-name="Car._20_predefinito_20_paragrafo"><text:span text:style-name="MT2">luglio</text:span></text:span> <text:span text:style-name="Car._20_predefinito_20_paragrafo"><text:span text:style-name="MT2">2021</text:span></text:span></text:p>
        <text:p text:style-name="MP1"><text:span text:style-name="Car._20_predefinito_20_paragrafo"><text:span text:style-name="MT3">Istruzioni</text:span></text:span><text:span text:style-name="Car._20_predefinito_20_paragrafo"><text:span text:style-name="MT4"> <text:line-break/></text:span></text:span><text:span text:style-name="Car._20_predefinito_20_paragrafo"><text:span text:style-name="MT5">Riportare qui sotto cognome, nome, matricola, e anno di progetto didattico di </text:span></text:span><text:span text:style-name="Car._20_predefinito_20_paragrafo"><text:span text:style-name="MT6">tutti</text:span></text:span><text:span text:style-name="Car._20_predefinito_20_paragrafo"><text:span text:style-name="MT5"> i candidati che hanno collaborato alla risposta.</text:span></text:span></text:p>
        <text:p text:style-name="MP2">Cognome:<text:tab/>Nome:<text:tab/>Matricola:<text:tab/>Anno Progetto Didattico:</text:p>
        <text:p text:style-name="MP3"/>
        <text:p text:style-name="MP3"/>
        <text:p text:style-name="MP3"/>
      </style:header>
    </style:master-page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4.2$Windows_X86_64 LibreOffice_project/a529a4fab45b75fefc5b6226684193eb000654f6</meta:generator>
    <meta:creation-date>2006-03-18T17:20:00Z</meta:creation-date>
    <dc:date>2021-07-04T14:58:48.280000000</dc:date>
    <meta:print-date>2018-04-05T10:44:00Z</meta:print-date>
    <meta:editing-cycles>803</meta:editing-cycles>
    <meta:editing-duration>PT8H19S</meta:editing-duration>
    <meta:document-statistic meta:table-count="0" meta:image-count="0" meta:object-count="0" meta:page-count="3" meta:paragraph-count="15" meta:word-count="355" meta:character-count="2320" meta:non-whitespace-character-count="1974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AppData/Local/Temp/IS%20scritto%2020210705%20Pratica.odt/Normal.dotm"/>
  </office:meta>
</office:document-meta>
</file>